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ff35" officeooo:paragraph-rsid="000eff35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eff35" officeooo:paragraph-rsid="000eff35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officeooo:rsid="000eff35" officeooo:paragraph-rsid="000eff3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FUL COMMANDS</text:p>
      <text:p text:style-name="P1"/>
      <text:p text:style-name="P3">mysql dump backup command</text:p>
      <text:p text:style-name="P1">&gt;mysql -u root -p spaza &gt; spaza-backup.dump</text:p>
      <text:p text:style-name="P1">&gt; vi spaza -backup.dump</text:p>
      <text:p text:style-name="P1">&gt; mv spaza-backup.dump sql/</text:p>
      <text:p text:style-name="P1"/>
      <text:p text:style-name="P3">list all file with sql extension</text:p>
      <text:p text:style-name="P1">&gt;ls * .sql</text:p>
      <text:p text:style-name="P1"/>
      <text:p text:style-name="P3">Move all sql extension file to a new folder</text:p>
      <text:p text:style-name="P3">&gt;<text:span text:style-name="T1">mv * .sql mysq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09:50:24.781154416</meta:creation-date>
    <dc:date>2015-07-02T10:00:10.474692841</dc:date>
    <meta:editing-duration>P0D</meta:editing-duration>
    <meta:editing-cycles>1</meta:editing-cycles>
    <meta:document-statistic meta:table-count="0" meta:image-count="0" meta:object-count="0" meta:page-count="1" meta:paragraph-count="9" meta:word-count="43" meta:character-count="235" meta:non-whitespace-character-count="201"/>
    <meta:generator>LibreOffice/4.2.8.2$Linux_X86_64 LibreOffice_project/420m0$Build-2</meta:generator>
  </office:meta>
</office:document-meta>
</file>